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Normal" style:family="paragraph">
      <style:paragraph-properties fo:break-before="page"/>
    </style:style>
    <style:style style:name="P11" style:parent-style-name="Heading2" style:family="paragraph">
      <style:text-properties fo:language="en" fo:country="US"/>
    </style:style>
    <style:style style:name="P12" style:parent-style-name="Heading2" style:family="paragraph">
      <style:text-properties fo:language="en" fo:country="US"/>
    </style:style>
    <style:style style:name="P13" style:parent-style-name="Heading2" style:family="paragraph">
      <style:text-properties fo:language="en" fo:country="US"/>
    </style:style>
    <style:style style:name="P14" style:parent-style-name="Heading2" style:family="paragraph">
      <style:text-properties fo:language="en" fo:country="US"/>
    </style:style>
    <style:style style:name="P15" style:parent-style-name="Heading3" style:family="paragraph">
      <style:text-properties fo:language="en" fo:country="US"/>
    </style:style>
    <style:style style:name="P16" style:parent-style-name="ListParagraph" style:family="paragraph">
      <style:paragraph-properties fo:line-height="106%"/>
      <style:text-properties fo:hyphenate="false"/>
    </style:style>
    <style:style style:name="P17" style:parent-style-name="ListParagraph" style:family="paragraph">
      <style:paragraph-properties fo:line-height="106%"/>
      <style:text-properties fo:hyphenate="false"/>
    </style:style>
    <style:style style:name="P18" style:parent-style-name="ListParagraph" style:family="paragraph">
      <style:paragraph-properties fo:line-height="106%"/>
      <style:text-properties fo:hyphenate="false"/>
    </style:style>
    <style:style style:name="P19" style:parent-style-name="ListParagraph" style:family="paragraph">
      <style:paragraph-properties fo:line-height="106%"/>
      <style:text-properties fo:hyphenate="false"/>
    </style:style>
    <style:style style:name="P20" style:parent-style-name="ListParagraph" style:family="paragraph">
      <style:paragraph-properties fo:line-height="106%"/>
      <style:text-properties fo:hyphenate="false"/>
    </style:style>
    <style:style style:name="P21" style:parent-style-name="ListParagraph" style:family="paragraph">
      <style:paragraph-properties fo:line-height="106%"/>
      <style:text-properties fo:hyphenate="false"/>
    </style:style>
    <style:style style:name="P22" style:parent-style-name="ListParagraph" style:family="paragraph">
      <style:paragraph-properties fo:line-height="106%"/>
      <style:text-properties fo:hyphenate="false"/>
    </style:style>
    <style:style style:name="P23" style:parent-style-name="Heading3" style:family="paragraph">
      <style:text-properties fo:language="en" fo:country="US"/>
    </style:style>
    <style:style style:name="P24" style:parent-style-name="ListParagraph" style:family="paragraph">
      <style:paragraph-properties fo:line-height="106%"/>
      <style:text-properties fo:hyphenate="false"/>
    </style:style>
    <style:style style:name="P25" style:parent-style-name="ListParagraph" style:family="paragraph">
      <style:paragraph-properties fo:line-height="106%"/>
      <style:text-properties fo:hyphenate="false"/>
    </style:style>
    <style:style style:name="P26" style:parent-style-name="ListParagraph" style:family="paragraph">
      <style:paragraph-properties fo:line-height="106%"/>
      <style:text-properties fo:hyphenate="false"/>
    </style:style>
    <style:style style:name="P27" style:parent-style-name="ListParagraph" style:family="paragraph">
      <style:paragraph-properties fo:line-height="106%"/>
      <style:text-properties fo:hyphenate="false"/>
    </style:style>
    <style:style style:name="P28" style:parent-style-name="ListParagraph" style:family="paragraph">
      <style:paragraph-properties fo:line-height="106%"/>
      <style:text-properties fo:hyphenate="false"/>
    </style:style>
    <style:style style:name="P29" style:parent-style-name="Heading2" style:family="paragraph">
      <style:text-properties fo:language="en" fo:country="US"/>
    </style:style>
    <style:style style:name="P30" style:parent-style-name="Heading2" style:family="paragraph">
      <style:text-properties fo:language="en" fo:country="US"/>
    </style:style>
    <style:style style:name="P31" style:parent-style-name="ListParagraph" style:family="paragraph">
      <style:paragraph-properties fo:line-height="106%"/>
      <style:text-properties fo:hyphenate="false"/>
    </style:style>
    <style:style style:name="P32" style:parent-style-name="Normal" style:family="paragraph">
      <style:paragraph-properties fo:break-before="page"/>
    </style:style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</office:automatic-styles>
  <office:body>
    <office:text text:use-soft-page-breaks="true">
      <text:h text:style-name="P1" text:outline-level="1">Brick city</text:h>
      <text:p text:style-name="Normal">We want to make a game where you<text:s/>build cities using cubes. Using cubes and a door, you can create houses. People will live in the houses and commute to work. It will be a first person game, but you can play in multiplayer. We’re going to use free textures and models.<text:line-break/><text:line-break/><text:span text:style-name="Heading1Char">Brick city: why is it<text:s/></text:span><text:span text:style-name="Heading1Char">a<text:s/></text:span><text:span text:style-name="Heading1Char">bad</text:span><text:span text:style-name="Heading1Char"><text:s/>pitch</text:span><text:span text:style-name="Heading1Char">?</text:span></text:p>
      <text:list text:style-name="LFO1" text:continue-numbering="true">
        <text:list-item>
          <text:p text:style-name="P2">Completely ignores required format<text:s/>and requirements.</text:p>
        </text:list-item>
        <text:list-item>
          <text:p text:style-name="P3">No name(s)</text:p>
        </text:list-item>
        <text:list-item>
          <text:p text:style-name="P4">Does not explicitly state why it’s intrinsically mobile, and<text:s/>it<text:s/>seems like it is not.</text:p>
        </text:list-item>
        <text:list-item>
          <text:p text:style-name="P5">Does not state risks.</text:p>
        </text:list-item>
        <text:list-item>
          <text:p text:style-name="P6">Uses 3d for gameplay without acknowledging it as a risk.</text:p>
        </text:list-item>
        <text:list-item>
          <text:p text:style-name="P7">Does not mention inspiration from other games with similar gameplay.</text:p>
        </text:list-item>
        <text:list-item>
          <text:p text:style-name="P8">Does not describe tech stack.</text:p>
        </text:list-item>
        <text:list-item>
          <text:p text:style-name="P9">Does not describe statement of work</text:p>
        </text:list-item>
      </text:list>
      <text:p text:style-name="P10"/>
      <text:soft-page-break/>
      <text:h text:style-name="Heading1" text:outline-level="1">ImproRace</text:h>
      <text:p text:style-name="Normal">Daan Nijs (r0123456789)<text:s/></text:p>
      <text:h text:style-name="P11" text:outline-level="2">Description</text:h>
      <text:p text:style-name="Normal">I would like to pitch a competitive multiplayer game. Each round has 2-8 players. All players get a prompt at the same time. Examples of a prompt are<text:s/>“surrounded by straight things”. All players will see a 60 second countdown. The players will have 60 seconds to create a scene and take a picture fitting the prompt (in this case, a player could be lying on the floor surrounded by books).<text:s/>After all the players have submitted their pictures, everyone gets to vote on who made the best effort.<text:s/>Because players have to pose in a physical space, we consider our idea to be intrinsically mobile : doing this with a laptop or desktop pc would be very restrictive.</text:p>
      <text:h text:style-name="P12" text:outline-level="2">Motivation</text:h>
      <text:p text:style-name="Normal">Even though mobile platforms (phones) have a lot of games, very few of them take advantage of the fact that a phone is highly portable. I took it as a challenge to think of a game where users would have to move around<text:s/>a larger space, under time pressure.</text:p>
      <text:h text:style-name="P13" text:outline-level="2">Inspiration</text:h>
      <text:p text:style-name="Normal">We looked outside of software for our inspiration. Improvisational theater has an exercise called “group photo”. A group of people is given a prompt (eg “you’re all soccer players”), and given 10 seconds to assume a relevant pose.<text:s/>It seemed like a fun challenge to try and enable this for people who aren’t in the same room.</text:p>
      <text:h text:style-name="P14" text:outline-level="2">Statement of Work</text:h>
      <text:h text:style-name="P15" text:outline-level="3">Need to have</text:h>
      <text:list text:style-name="LFO2" text:continue-numbering="true">
        <text:list-item>
          <text:p text:style-name="P16">A way for several people to connect with each other, eg via lobby.</text:p>
        </text:list-item>
        <text:list-item>
          <text:p text:style-name="P17">A<text:s/>list of prompts.</text:p>
        </text:list-item>
        <text:list-item>
          <text:p text:style-name="P18">A way to push a prompt to all active players.</text:p>
        </text:list-item>
        <text:list-item>
          <text:p text:style-name="P19">A countdown timer, at the end of which a picture will be taken.</text:p>
        </text:list-item>
        <text:list-item>
          <text:p text:style-name="P20">A way to<text:s/>show all pictures to all users.</text:p>
        </text:list-item>
        <text:list-item>
          <text:p text:style-name="P21">A way to vote on a single picture.</text:p>
        </text:list-item>
        <text:list-item>
          <text:p text:style-name="P22">A screen that shows the most voted upon picture.</text:p>
        </text:list-item>
      </text:list>
      <text:h text:style-name="P23" text:outline-level="3">Nice to have</text:h>
      <text:list text:style-name="LFO3" text:continue-numbering="true">
        <text:list-item>
          <text:p text:style-name="P24">A friend list that allows a “quick invitation”.</text:p>
        </text:list-item>
        <text:list-item>
          <text:p text:style-name="P25">A leaderboard of all players, showing their win %.</text:p>
        </text:list-item>
        <text:list-item>
          <text:p text:style-name="P26">An automatic collage of all entries, sent to all players after a match as a nice memory.</text:p>
        </text:list-item>
        <text:list-item>
          <text:p text:style-name="P27">An AI generated prompt, so we never run out of fun things to try.</text:p>
        </text:list-item>
      </text:list>
      <text:p text:style-name="P28"/>
      <text:h text:style-name="P29" text:outline-level="2">Tech stack</text:h>
      <text:p text:style-name="Normal">As we’re implementing a game, we’re going to use Unity.<text:s/></text:p>
      <text:h text:style-name="P30" text:outline-level="2">Risks</text:h>
      <text:list text:style-name="LFO4" text:continue-numbering="true">
        <text:list-item>
          <text:p text:style-name="P31">We have never used<text:s/>Unity before</text:p>
        </text:list-item>
      </text:list>
      <text:p text:style-name="P32"/>
      <text:soft-page-break/>
      <text:h text:style-name="Heading1" text:outline-level="1">ImproRace<text:s/><text:span text:style-name="Heading1Char">: why is it<text:s/></text:span><text:span text:style-name="Heading1Char">a<text:s/></text:span><text:span text:style-name="Heading1Char">bad</text:span><text:span text:style-name="Heading1Char"><text:s/>pitch</text:span><text:span text:style-name="Heading1Char">?</text:span></text:h>
      <text:list text:style-name="LFO4" text:continue-numbering="true">
        <text:list-item>
          <text:p text:style-name="P33">The “need to have” looks way to large for a single person to develop</text:p>
        </text:list-item>
        <text:list-item>
          <text:p text:style-name="P34">The risk section is missing a lot of things. Can you programmatically take a picture after X seconds? How are you going to implement a lobby? How are you going to send a picture from one person to another?</text:p>
        </text:list-item>
        <text:list-item>
          <text:p text:style-name="P35">Why are you using Unity? While this is a game, it doesn’t seem to need a game engine, and should be able to be implemented using standard native api.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6%"/>
      <style:text-properties style:font-name="Calibri Light" style:font-name-asian="Times New Roman" style:font-name-complex="Times New Roman" fo:color="#2F5496" style:letter-kerning="true" fo:font-size="13pt" style:font-size-asian="13pt" style:font-size-complex="13pt" fo:language="en" fo:country="BE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6%"/>
      <style:text-properties style:font-name="Calibri Light" style:font-name-asian="Times New Roman" style:font-name-complex="Times New Roman" fo:color="#1F3763" style:letter-kerning="true" fo:font-size="12pt" style:font-size-asian="12pt" style:font-size-complex="12pt" fo:language="en" fo:country="BE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style:letter-kerning="true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style:letter-kerning="true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Nijs</meta:initial-creator>
    <dc:creator>Daan Nijs</dc:creator>
    <meta:creation-date>2023-10-21T21:37:00Z</meta:creation-date>
    <dc:date>2023-10-22T21:17:00Z</dc:date>
    <meta:template xlink:href="Normal.dotm" xlink:type="simple"/>
    <meta:editing-cycles>3</meta:editing-cycles>
    <meta:editing-duration>PT83880S</meta:editing-duration>
    <meta:document-statistic meta:page-count="3" meta:paragraph-count="6" meta:word-count="474" meta:character-count="3175" meta:row-count="22" meta:non-whitespace-character-count="2707"/>
  </office:meta>
</office:document-meta>
</file>